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7ff78" officeooo:paragraph-rsid="0017ff7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7ff78" officeooo:paragraph-rsid="0017ff7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17ff78" officeooo:paragraph-rsid="0017ff78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7ff78" officeooo:paragraph-rsid="0017ff78" style:font-size-asian="24.5pt" style:font-weight-asian="bold" style:font-size-complex="28pt" style:font-weight-complex="bold"/>
    </style:style>
    <style:style style:name="P7" style:family="paragraph" style:parent-style-name="Text_20_body">
      <style:paragraph-properties fo:margin-left="0.176cm" fo:margin-right="10.546cm" fo:margin-top="0.342cm" fo:margin-bottom="0cm" style:contextual-spacing="false" fo:line-height="158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8" style:family="paragraph" style:parent-style-name="Text_20_body">
      <style:paragraph-properties fo:margin-left="0.176cm" fo:margin-right="0cm" fo:line-height="0.563cm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9" style:family="paragraph" style:parent-style-name="Text_20_body">
      <style:paragraph-properties fo:margin-left="0.176cm" fo:margin-right="9.029cm" fo:margin-top="0.33cm" fo:margin-bottom="0cm" style:contextual-spacing="false" fo:line-height="156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0" style:family="paragraph" style:parent-style-name="Text_20_body">
      <style:paragraph-properties fo:margin-left="0.176cm" fo:margin-right="0cm" fo:margin-top="0.005cm" fo:margin-bottom="0cm" style:contextual-spacing="false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1" style:family="paragraph" style:parent-style-name="Text_20_body">
      <style:paragraph-properties fo:margin-left="0.676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T1" style:family="text">
      <style:text-properties style:text-scale="95%"/>
    </style:style>
    <style:style style:name="T2" style:family="text">
      <style:text-properties fo:letter-spacing="0.002cm"/>
    </style:style>
    <style:style style:name="T3" style:family="text">
      <style:text-properties fo:letter-spacing="0.002cm" style:text-scale="95%"/>
    </style:style>
    <style:style style:name="T4" style:family="text">
      <style:text-properties fo:letter-spacing="0.004cm"/>
    </style:style>
    <style:style style:name="T5" style:family="text">
      <style:text-properties fo:letter-spacing="-0.005cm"/>
    </style:style>
    <style:style style:name="T6" style:family="text">
      <style:text-properties fo:letter-spacing="-0.023cm"/>
    </style:style>
    <style:style style:name="T7" style:family="text">
      <style:text-properties fo:letter-spacing="-0.004cm"/>
    </style:style>
    <style:style style:name="T8" style:family="text">
      <style:text-properties fo:letter-spacing="-0.012cm"/>
    </style:style>
    <style:style style:name="T9" style:family="text">
      <style:text-properties officeooo:rsid="001804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-3</text:p>
      <text:p text:style-name="P6"/>
      <text:p text:style-name="P1"><text:span text:style-name="T9">KIRTHIVARSINI</text:span> <text:span text:style-name="T9">M</text:span></text:p>
      <text:p text:style-name="P1">7107191040<text:span text:style-name="T9">54</text:span></text:p>
      <text:p text:style-name="P1">DR.N.G.P. INSTITUTE OF TECHNOLOGY</text:p>
      <text:p text:style-name="P2"/>
      <text:p text:style-name="P3">CODE 1:</text:p>
      <text:p text:style-name="P3"/>
      <text:p text:style-name="P3">LED BLINKING</text:p>
      <text:p text:style-name="P5"/>
      <text:p text:style-name="P7">import RPi.GPIO as GPIO<text:span text:style-name="T2"> </text:span>import time<text:span text:style-name="T2"> </text:span><text:span text:style-name="T1">GPIO.setmode(GPIO.BCM)</text:span><text:span text:style-name="T3"> </text:span>cnt =<text:span text:style-name="T4"> </text:span>0</text:p>
      <text:p text:style-name="P8">MAIL_CHECK_FREQ<text:span text:style-name="T5"> </text:span>=<text:span text:style-name="T5"> </text:span>1</text:p>
      <text:p text:style-name="P9">RED_LED<text:span text:style-name="T2"> </text:span>=<text:span text:style-name="T4"> </text:span>4<text:span text:style-name="T2"> </text:span>GPIO.setup(RED_LED,<text:span text:style-name="T6"> </text:span>GPIO.OUT)</text:p>
      <text:p text:style-name="P10">while<text:span text:style-name="T7"> </text:span>True:</text:p>
      <text:p text:style-name="P11">if<text:span text:style-name="T8"> </text:span>cnt ==<text:span text:style-name="T2"> </text:span>0 :</text:p>
      <text:p text:style-name="P11">GPIO.output(RED_LED, False) </text:p>
      <text:p text:style-name="P11">cnt = 1</text:p>
      <text:p text:style-name="P11">else:</text:p>
      <text:p text:style-name="P11">GPIO.output(RED_LED, True) </text:p>
      <text:p text:style-name="P11">cnt = 0</text:p>
      <text:p text:style-name="P12">time.sleep(MAIL_CHECK_FREQ) </text:p>
      <text:p text:style-name="P12"><text:soft-page-break/>GPIO.cleanup()</text:p>
      <text:p text:style-name="P4">CODE 2:</text:p>
      <text:p text:style-name="P4">TRAFFIC LIGHTS FOR RASPBERRY PI</text:p>
      <text:p text:style-name="P12">import RPi.GPIO as GPIO </text:p>
      <text:p text:style-name="P12">import time</text:p>
      <text:p text:style-name="P12">try:</text:p>
      <text:p text:style-name="P12">def lightTraffic(led1, led2, led3, delay ): </text:p>
      <text:p text:style-name="P12">GPIO.output(led1, 1) </text:p>
      <text:p text:style-name="P12">time.sleep(delay)</text:p>
      <text:p text:style-name="P12">GPIO.output(led1, 0)</text:p>
      <text:p text:style-name="P12">GPIO.output(led2, 1) </text:p>
      <text:p text:style-name="P12">time.sleep(delay) </text:p>
      <text:p text:style-name="P12">GPIO.output(led2, 0)</text:p>
      <text:p text:style-name="P12">GPIO.output(led3, 1) </text:p>
      <text:p text:style-name="P12">time.sleep(delay) </text:p>
      <text:p text:style-name="P12">GPIO.output(led3, 0) </text:p>
      <text:p text:style-name="P12">GPIO.setmode(GPIO.BCM) </text:p>
      <text:p text:style-name="P12">button = 19</text:p>
      <text:p text:style-name="P12">GPIO.setup(button, GPIO.IN, pull_up_down=GPIO.PUD_UP) </text:p>
      <text:p text:style-name="P12">ledGreen = 16</text:p>
      <text:p text:style-name="P12">ledYellow = 12</text:p>
      <text:p text:style-name="P12">ledRed = 23</text:p>
      <text:p text:style-name="P12">GPIO.setup(ledGreen, GPIO.OUT) </text:p>
      <text:p text:style-name="P12"><text:soft-page-break/>GPIO.setup(ledYellow, GPIO.OUT) </text:p>
      <text:p text:style-name="P12">GPIO.setup(ledRed, GPIO.OUT) </text:p>
      <text:p text:style-name="P12">while True:</text:p>
      <text:p text:style-name="P12">input_state = GPIO.input(button) </text:p>
      <text:p text:style-name="P12">if input_state == False: </text:p>
      <text:p text:style-name="P12">print('Button Pressed')</text:p>
      <text:p text:style-name="P12">lightTraffic(ledGreen, ledYellow, ledRed, 1) </text:p>
      <text:p text:style-name="P12">else:</text:p>
      <text:p text:style-name="P12">GPIO.output(ledGreen, 0)</text:p>
      <text:p text:style-name="P12">GPIO.output(ledYellow, 0)</text:p>
      <text:p text:style-name="P12">GPIO.output(ledRed, 0) except KeyboardInterrupt:</text:p>
      <text:p text:style-name="P12">print ("You've exited the program") </text:p>
      <text:p text:style-name="P12">finally:</text:p>
      <text:p text:style-name="P12">GPIO.cleanu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335cm" fo:margin-left="0.847cm" fo:margin-right="0.847cm" fo:border="4.51pt solid #000000" fo:padding-top="1.393cm" fo:padding-bottom="0cm" fo:padding-left="1.358cm" fo:padding-right="1.041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2:07:42.719844266</meta:creation-date>
    <dc:date>2022-10-10T22:20:01.233248280</dc:date>
    <meta:editing-duration>PT7M5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54" meta:word-count="139" meta:character-count="1171" meta:non-whitespace-character-count="1066"/>
  </office:meta>
</office:document-meta>
</file>